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1af088" officeooo:paragraph-rsid="001af088"/>
    </style:style>
    <style:style style:name="P6" style:family="paragraph" style:parent-style-name="Heading_20_1" style:list-style-name="">
      <style:text-properties officeooo:rsid="001af088" officeooo:paragraph-rsid="001af088"/>
    </style:style>
    <style:style style:name="P7" style:family="paragraph" style:parent-style-name="Heading_20_1" style:list-style-name="">
      <style:paragraph-properties fo:break-before="page"/>
      <style:text-properties officeooo:rsid="0020ebb2" officeooo:paragraph-rsid="0020ebb2"/>
    </style:style>
    <style:style style:name="P8" style:family="paragraph" style:parent-style-name="Heading_20_1">
      <style:paragraph-properties fo:break-before="page"/>
      <style:text-properties officeooo:rsid="0023e7d3" officeooo:paragraph-rsid="0023e7d3"/>
    </style:style>
    <style:style style:name="P9" style:family="paragraph" style:parent-style-name="Heading_20_2">
      <style:text-properties officeooo:paragraph-rsid="00225a76"/>
    </style:style>
    <style:style style:name="P10" style:family="paragraph" style:parent-style-name="Heading_20_2">
      <style:text-properties officeooo:rsid="00225a76" officeooo:paragraph-rsid="00225a76"/>
    </style:style>
    <style:style style:name="P11" style:family="paragraph" style:parent-style-name="Heading_20_4">
      <style:paragraph-properties fo:text-align="center" style:justify-single-word="false"/>
      <style:text-properties officeooo:rsid="0026a440" officeooo:paragraph-rsid="0026a440"/>
    </style:style>
    <style:style style:name="P12" style:family="paragraph" style:parent-style-name="Text_20_body">
      <style:text-properties officeooo:rsid="001af088" officeooo:paragraph-rsid="001af088"/>
    </style:style>
    <style:style style:name="P13" style:family="paragraph" style:parent-style-name="Text_20_body" style:list-style-name="L1">
      <style:text-properties officeooo:rsid="001af088" officeooo:paragraph-rsid="001af088"/>
    </style:style>
    <style:style style:name="P14" style:family="paragraph" style:parent-style-name="Text_20_body">
      <style:text-properties officeooo:paragraph-rsid="001af088"/>
    </style:style>
    <style:style style:name="P15" style:family="paragraph" style:parent-style-name="Text_20_body" style:list-style-name="">
      <style:text-properties officeooo:rsid="0020ebb2" officeooo:paragraph-rsid="0020ebb2"/>
    </style:style>
    <style:style style:name="P16" style:family="paragraph" style:parent-style-name="Text_20_body">
      <style:text-properties officeooo:rsid="0020ebb2" officeooo:paragraph-rsid="0020ebb2"/>
    </style:style>
    <style:style style:name="P17" style:family="paragraph" style:parent-style-name="Text_20_body">
      <style:text-properties officeooo:paragraph-rsid="0023e7d3"/>
    </style:style>
    <style:style style:name="P18" style:family="paragraph" style:parent-style-name="Text_20_body">
      <style:text-properties officeooo:rsid="00288f59" officeooo:paragraph-rsid="00288f59"/>
    </style:style>
    <style:style style:name="P19" style:family="paragraph" style:parent-style-name="Text_20_body" style:list-style-name="L3">
      <style:text-properties officeooo:rsid="00288f59" officeooo:paragraph-rsid="00288f59"/>
    </style:style>
    <style:style style:name="P20" style:family="paragraph" style:parent-style-name="Text_20_body" style:list-style-name="L3">
      <style:text-properties officeooo:rsid="002a6401" officeooo:paragraph-rsid="002a6401"/>
    </style:style>
    <style:style style:name="P21" style:family="paragraph" style:parent-style-name="Title">
      <style:text-properties officeooo:rsid="001af088" officeooo:paragraph-rsid="001af088"/>
    </style:style>
    <style:style style:name="T1" style:family="text">
      <style:text-properties officeooo:rsid="001f07b6"/>
    </style:style>
    <style:style style:name="T2" style:family="text">
      <style:text-properties officeooo:rsid="00225a76"/>
    </style:style>
    <style:style style:name="T3" style:family="text">
      <style:text-properties officeooo:rsid="0026e39a"/>
    </style:style>
    <style:style style:name="T4" style:family="text">
      <style:text-properties officeooo:rsid="00288f59"/>
    </style:style>
    <style:style style:name="T5" style:family="text">
      <style:text-properties officeooo:rsid="002a64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echanical Keyboar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1" text:outline-level="4">Aila Simpson</text:h>
      <text:h text:style-name="P11" text:outline-level="4">20 October 2021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2_913255717" text:style-name="Index_20_Link" text:visited-style-name="Index_20_Link">Overview<text:tab/>3</text:a></text:p>
          <text:p text:style-name="P1"><text:a xlink:type="simple" xlink:href="#__RefHeading___Toc18_913255717" text:style-name="Index_20_Link" text:visited-style-name="Index_20_Link">Specifications<text:tab/>4</text:a></text:p>
          <text:p text:style-name="P2"><text:a xlink:type="simple" xlink:href="#__RefHeading___Toc20_913255717" text:style-name="Index_20_Link" text:visited-style-name="Index_20_Link">Size<text:tab/>4</text:a></text:p>
          <text:p text:style-name="P2"><text:a xlink:type="simple" xlink:href="#__RefHeading___Toc22_913255717" text:style-name="Index_20_Link" text:visited-style-name="Index_20_Link">Connector<text:tab/>4</text:a></text:p>
          <text:p text:style-name="P1"><text:a xlink:type="simple" xlink:href="#__RefHeading___Toc4_913255717" text:style-name="Index_20_Link" text:visited-style-name="Index_20_Link">Case<text:tab/>5</text:a></text:p>
          <text:p text:style-name="P2"><text:a xlink:type="simple" xlink:href="#__RefHeading___Toc24_913255717" text:style-name="Index_20_Link" text:visited-style-name="Index_20_Link">Material<text:tab/>5</text:a></text:p>
          <text:p text:style-name="P1"><text:a xlink:type="simple" xlink:href="#__RefHeading___Toc6_913255717" text:style-name="Index_20_Link" text:visited-style-name="Index_20_Link">PCB<text:tab/>6</text:a></text:p>
          <text:p text:style-name="P2"><text:a xlink:type="simple" xlink:href="#__RefHeading___Toc26_913255717" text:style-name="Index_20_Link" text:visited-style-name="Index_20_Link">Layout<text:tab/>6</text:a></text:p>
          <text:p text:style-name="P2"><text:a xlink:type="simple" xlink:href="#__RefHeading___Toc28_913255717" text:style-name="Index_20_Link" text:visited-style-name="Index_20_Link">Controller<text:tab/>6</text:a></text:p>
          <text:p text:style-name="P1"><text:a xlink:type="simple" xlink:href="#__RefHeading___Toc8_913255717" text:style-name="Index_20_Link" text:visited-style-name="Index_20_Link">Switches<text:tab/>7</text:a></text:p>
          <text:p text:style-name="P2"><text:a xlink:type="simple" xlink:href="#__RefHeading___Toc30_913255717" text:style-name="Index_20_Link" text:visited-style-name="Index_20_Link">Force<text:tab/>7</text:a></text:p>
          <text:p text:style-name="P2"><text:a xlink:type="simple" xlink:href="#__RefHeading___Toc32_913255717" text:style-name="Index_20_Link" text:visited-style-name="Index_20_Link">Spring Back<text:tab/>7</text:a></text:p>
          <text:p text:style-name="P2"><text:a xlink:type="simple" xlink:href="#__RefHeading___Toc34_913255717" text:style-name="Index_20_Link" text:visited-style-name="Index_20_Link">Hot Swap or Not<text:tab/>7</text:a></text:p>
          <text:p text:style-name="P1"><text:a xlink:type="simple" xlink:href="#__RefHeading___Toc10_913255717" text:style-name="Index_20_Link" text:visited-style-name="Index_20_Link">Mounting Plate<text:tab/>8</text:a></text:p>
          <text:p text:style-name="P1"><text:a xlink:type="simple" xlink:href="#__RefHeading___Toc12_913255717" text:style-name="Index_20_Link" text:visited-style-name="Index_20_Link">Stabilizers<text:tab/>9</text:a></text:p>
          <text:p text:style-name="P1"><text:a xlink:type="simple" xlink:href="#__RefHeading___Toc14_913255717" text:style-name="Index_20_Link" text:visited-style-name="Index_20_Link">Key Caps<text:tab/>10</text:a></text:p>
          <text:p text:style-name="P2"><text:a xlink:type="simple" xlink:href="#__RefHeading___Toc36_913255717" text:style-name="Index_20_Link" text:visited-style-name="Index_20_Link">Profile<text:tab/>10</text:a></text:p>
          <text:p text:style-name="P2"><text:a xlink:type="simple" xlink:href="#__RefHeading___Toc38_913255717" text:style-name="Index_20_Link" text:visited-style-name="Index_20_Link">Colour<text:tab/>10</text:a></text:p>
          <text:p text:style-name="P1"><text:a xlink:type="simple" xlink:href="#__RefHeading___Toc16_913255717" text:style-name="Index_20_Link" text:visited-style-name="Index_20_Link">Sourcing Components<text:tab/>11</text:a></text:p>
          <text:p text:style-name="P1"><text:a xlink:type="simple" xlink:href="#__RefHeading___Toc121_913255717" text:style-name="Index_20_Link" text:visited-style-name="Index_20_Link">Resources<text:tab/>12</text:a></text:p>
        </text:index-body>
      </text:table-of-content>
      <text:p text:style-name="P12"/>
      <text:h text:style-name="P4" text:outline-level="1"><text:bookmark-start text:name="__RefHeading___Toc2_913255717"/>Overview<text:bookmark-end text:name="__RefHeading___Toc2_913255717"/></text:h>
      <text:p text:style-name="Text_20_body"/>
      <text:p text:style-name="P12">The goal of this project is <text:span text:style-name="T1">to design and build a mechanical keyboard. It will connect </text:span><text:span text:style-name="T3">to a computer or dock and </text:span><text:span text:style-name="T4">allow for a nicer interface with the computer, as well as not being dependant on the laptop being open to have a keyboard. This will permit a strictly screen-keyboard-mouse environment.</text:span></text:p>
      <text:p text:style-name="Text_20_body"/>
      <text:p text:style-name="P12">There are six main components to a mechanical keyboard:</text:p>
      <text:list xml:id="list150171724" text:style-name="L1">
        <text:list-item>
          <text:p text:style-name="P13">Case</text:p>
        </text:list-item>
        <text:list-item>
          <text:p text:style-name="P13">PCB</text:p>
        </text:list-item>
        <text:list-item>
          <text:p text:style-name="P13">Switches</text:p>
        </text:list-item>
        <text:list-item>
          <text:p text:style-name="P13">Mounting Plate</text:p>
        </text:list-item>
        <text:list-item>
          <text:p text:style-name="P13">Stabilizers</text:p>
        </text:list-item>
        <text:list-item>
          <text:p text:style-name="P13">Key Caps</text:p>
        </text:list-item>
      </text:list>
      <text:p text:style-name="P12"/>
      <text:p text:style-name="P18">Each one will have to be selected according to the following requirements:</text:p>
      <text:list xml:id="list1276983782" text:style-name="L3">
        <text:list-item>
          <text:p text:style-name="P19">Keyboard must be quiet while in use</text:p>
        </text:list-item>
        <text:list-item>
          <text:p text:style-name="P19">Keys must not accidentally depress or be too difficult to depress</text:p>
        </text:list-item>
        <text:list-item>
          <text:p text:style-name="P19">Lighting may or may not be included</text:p>
        </text:list-item>
        <text:list-item>
          <text:p text:style-name="P19">PCB will be designed and assembled by me, so components must be hand-solder-able</text:p>
        </text:list-item>
        <text:list-item>
          <text:p text:style-name="P19">Cost must be <text:span text:style-name="T5">under $150</text:span></text:p>
        </text:list-item>
        <text:list-item>
          <text:p text:style-name="P20">Case can be purchased or manufactured, but must be manufacturer by me</text:p>
        </text:list-item>
      </text:list>
      <text:h text:style-name="P6" text:outline-level="1"/>
      <text:h text:style-name="P7" text:outline-level="1"><text:bookmark-start text:name="__RefHeading___Toc18_913255717"/>Specifications<text:bookmark-end text:name="__RefHeading___Toc18_913255717"/></text:h>
      <text:h text:style-name="P15" text:outline-level="1"/>
      <text:h text:style-name="Heading_20_2" text:outline-level="2"><text:bookmark-start text:name="__RefHeading___Toc20_913255717"/>Size<text:bookmark-end text:name="__RefHeading___Toc20_913255717"/></text:h>
      <text:h text:style-name="Heading_20_2" text:outline-level="2"><text:bookmark-start text:name="__RefHeading___Toc22_913255717"/>Connector<text:bookmark-end text:name="__RefHeading___Toc22_913255717"/></text:h>
      <text:h text:style-name="P15" text:outline-level="1"/>
      <text:h text:style-name="P15" text:outline-level="1"/>
      <text:h text:style-name="P15" text:outline-level="1"/>
      <text:h text:style-name="P5" text:outline-level="1"><text:bookmark-start text:name="__RefHeading___Toc4_913255717"/>Case<text:bookmark-end text:name="__RefHeading___Toc4_913255717"/></text:h>
      <text:p text:style-name="P14"/>
      <text:h text:style-name="Heading_20_2" text:outline-level="2"><text:bookmark-start text:name="__RefHeading___Toc24_913255717"/>Material<text:bookmark-end text:name="__RefHeading___Toc24_913255717"/></text:h>
      <text:h text:style-name="P5" text:outline-level="1"><text:bookmark-start text:name="__RefHeading___Toc6_913255717"/>PCB<text:bookmark-end text:name="__RefHeading___Toc6_913255717"/></text:h>
      <text:p text:style-name="P16"/>
      <text:h text:style-name="P9" text:outline-level="2"><text:bookmark-start text:name="__RefHeading___Toc26_913255717"/><text:span text:style-name="T2">Layout</text:span><text:bookmark-end text:name="__RefHeading___Toc26_913255717"/></text:h>
      <text:h text:style-name="P9" text:outline-level="2"><text:bookmark-start text:name="__RefHeading___Toc28_913255717"/>Controller<text:bookmark-end text:name="__RefHeading___Toc28_913255717"/></text:h>
      <text:p text:style-name="P14"/>
      <text:h text:style-name="P5" text:outline-level="1"><text:bookmark-start text:name="__RefHeading___Toc8_913255717"/>Switches<text:bookmark-end text:name="__RefHeading___Toc8_913255717"/></text:h>
      <text:p text:style-name="P14"/>
      <text:h text:style-name="Heading_20_2" text:outline-level="2"><text:bookmark-start text:name="__RefHeading___Toc30_913255717"/>Force<text:bookmark-end text:name="__RefHeading___Toc30_913255717"/></text:h>
      <text:h text:style-name="Heading_20_2" text:outline-level="2"><text:bookmark-start text:name="__RefHeading___Toc32_913255717"/>Spring Back<text:bookmark-end text:name="__RefHeading___Toc32_913255717"/></text:h>
      <text:h text:style-name="Heading_20_2" text:outline-level="2"><text:bookmark-start text:name="__RefHeading___Toc34_913255717"/>Hot Swap or Not<text:bookmark-end text:name="__RefHeading___Toc34_913255717"/></text:h>
      <text:h text:style-name="P5" text:outline-level="1"><text:bookmark-start text:name="__RefHeading___Toc10_913255717"/>Mounting Plate<text:bookmark-end text:name="__RefHeading___Toc10_913255717"/></text:h>
      <text:h text:style-name="P5" text:outline-level="1"><text:bookmark-start text:name="__RefHeading___Toc12_913255717"/>Stabilizers<text:bookmark-end text:name="__RefHeading___Toc12_913255717"/></text:h>
      <text:h text:style-name="P5" text:outline-level="1"><text:bookmark-start text:name="__RefHeading___Toc14_913255717"/>Key Caps<text:bookmark-end text:name="__RefHeading___Toc14_913255717"/></text:h>
      <text:p text:style-name="P14"/>
      <text:h text:style-name="P10" text:outline-level="2"><text:bookmark-start text:name="__RefHeading___Toc36_913255717"/>Profile<text:bookmark-end text:name="__RefHeading___Toc36_913255717"/></text:h>
      <text:h text:style-name="P10" text:outline-level="2"><text:bookmark-start text:name="__RefHeading___Toc38_913255717"/>Colour<text:bookmark-end text:name="__RefHeading___Toc38_913255717"/></text:h>
      <text:h text:style-name="P5" text:outline-level="1"><text:bookmark-start text:name="__RefHeading___Toc16_913255717"/>Sourcing Components<text:bookmark-end text:name="__RefHeading___Toc16_913255717"/></text:h>
      <text:p text:style-name="P14"/>
      <text:h text:style-name="P8" text:outline-level="1"><text:bookmark-start text:name="__RefHeading___Toc121_913255717"/>Resources<text:bookmark-end text:name="__RefHeading___Toc121_913255717"/></text:h>
      <text:p text:style-name="P17"/>
      <text:p text:style-name="P17"><text:a xlink:type="simple" xlink:href="https://www.techspot.com/guides/1625-diy-build-your-own-mechanical-keyboard/" text:style-name="Internet_20_link" text:visited-style-name="Visited_20_Internet_20_Link">https://www.techspot.com/guides/1625-diy-build-your-own-mechanical-keyboard/</text:a></text:p>
      <text:p text:style-name="P17"/>
      <text:p text:style-name="P17"><text:a xlink:type="simple" xlink:href="https://cybernews.com/editorial/newbies-complete-and-easy-guide-to-mechanical-keyboards/" text:style-name="Internet_20_link" text:visited-style-name="Visited_20_Internet_20_Link">https://cybernews.com/editorial/newbies-complete-and-easy-guide-to-mechanical-keyboards/</text:a></text:p>
      <text:p text:style-name="P17"/>
      <text:p text:style-name="P17"><text:a xlink:type="simple" xlink:href="https://github.com/ruiqimao/keyboard-pcb-guide" text:style-name="Internet_20_link" text:visited-style-name="Visited_20_Internet_20_Link">https://github.com/ruiqimao/keyboard-pcb-guide</text:a></text:p>
      <text:p text:style-name="P17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3:28:46.828418229</meta:creation-date>
    <meta:generator>LibreOffice/7.2.2.2$Linux_X86_64 LibreOffice_project/02b2acce88a210515b4a5bb2e46cbfb63fe97d56</meta:generator>
    <dc:date>2021-10-22T18:30:07.132566196</dc:date>
    <meta:editing-duration>P2DT4H10M25S</meta:editing-duration>
    <meta:editing-cycles>10</meta:editing-cycles>
    <meta:document-statistic meta:table-count="0" meta:image-count="0" meta:object-count="0" meta:page-count="12" meta:paragraph-count="62" meta:word-count="235" meta:character-count="1476" meta:non-whitespace-character-count="1315"/>
  </office:meta>
</office:document-meta>
</file>